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c7638" officeooo:paragraph-rsid="000c7638"/>
    </style:style>
    <style:style style:name="P2" style:family="paragraph" style:parent-style-name="Text_20_body">
      <style:text-properties officeooo:paragraph-rsid="000c7638"/>
    </style:style>
    <style:style style:name="P3" style:family="paragraph" style:parent-style-name="Text_20_body" style:list-style-name="L1">
      <style:text-properties officeooo:rsid="000d5f4a" officeooo:paragraph-rsid="000d5f4a"/>
    </style:style>
    <style:style style:name="P4" style:family="paragraph" style:parent-style-name="Text_20_body">
      <style:text-properties officeooo:rsid="000d5f4a" officeooo:paragraph-rsid="000d5f4a"/>
    </style:style>
    <style:style style:name="P5" style:family="paragraph" style:parent-style-name="Text_20_body">
      <style:text-properties officeooo:paragraph-rsid="000d5f4a"/>
    </style:style>
    <style:style style:name="P6" style:family="paragraph" style:parent-style-name="Text_20_body">
      <style:text-properties officeooo:rsid="000fe9f9" officeooo:paragraph-rsid="000fe9f9"/>
    </style:style>
    <style:style style:name="P7" style:family="paragraph" style:parent-style-name="Title">
      <style:text-properties officeooo:rsid="000c7638" officeooo:paragraph-rsid="000c7638"/>
    </style:style>
    <style:style style:name="P8" style:family="paragraph" style:parent-style-name="Heading_20_1">
      <style:text-properties officeooo:rsid="000c7638" officeooo:paragraph-rsid="000c7638"/>
    </style:style>
    <style:style style:name="P9" style:family="paragraph" style:parent-style-name="Heading_20_2">
      <style:text-properties officeooo:rsid="000c7638" officeooo:paragraph-rsid="000c7638"/>
    </style:style>
    <style:style style:name="T1" style:family="text">
      <style:text-properties officeooo:rsid="000c7638"/>
    </style:style>
    <style:style style:name="T2" style:family="text">
      <style:text-properties officeooo:rsid="000d5f4a"/>
    </style:style>
    <style:style style:name="T3" style:family="text">
      <style:text-properties officeooo:rsid="000e7818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quirement Document</text:p>
      <text:h text:style-name="P8" text:outline-level="1">Overview</text:h>
      <text:h text:style-name="P9" text:outline-level="2">Objectives</text:h>
      <text:p text:style-name="P2"><text:span text:style-name="T1">The purpose of this program is to provide a p2p system for registering, searching files in server index and transferring files between each peer. </text:span></text:p>
      <text:h text:style-name="P8" text:outline-level="1">Functional Requirements</text:h>
      <text:h text:style-name="Heading_20_2" text:outline-level="2">Statement of Functionality</text:h>
      <text:list xml:id="list1007971968517406809" text:style-name="L1">
        <text:list-item>
          <text:p text:style-name="P1"><text:span text:style-name="T2">P</text:span>eer can register <text:span text:style-name="T2">local files on server, and information will save in an index which is saved in server.</text:span></text:p>
        </text:list-item>
        <text:list-item>
          <text:p text:style-name="P3">Peer can search files from server index through key words, and server will return a file list.</text:p>
        </text:list-item>
        <text:list-item>
          <text:p text:style-name="P3">Peer can download files from other peer through the information, containing ip address and file path, from server.</text:p>
        </text:list-item>
      </text:list>
      <text:h text:style-name="Heading_20_2" text:outline-level="2">Scope</text:h>
      <text:p text:style-name="P4">Server:</text:p>
      <text:p text:style-name="P4"><text:tab/>Server need to accept information from peers, and do some operations, like add, delete, search, modify information in index. </text:p>
      <text:p text:style-name="P4">Client:</text:p>
      <text:p text:style-name="P4"><text:tab/>Client need to analyze user input string, send message to server, and receive feedback from server. </text:p>
      <text:p text:style-name="P4"><text:tab/>Client need to listen the request from other client.</text:p>
      <text:p text:style-name="P5"><text:span text:style-name="T2"><text:tab/>Client need to download files from other client.</text:span></text:p>
      <text:h text:style-name="Heading_20_2" text:outline-level="2">Concurrency</text:h>
      <text:p text:style-name="P6">Both the indexing server and a peer server should be able to accept multiple client requests at the</text:p>
      <text:p text:style-name="P6">same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10:50:41.540224092</meta:creation-date>
    <dc:date>2015-09-20T11:54:01.926975414</dc:date>
    <meta:editing-duration>PT9S</meta:editing-duration>
    <meta:editing-cycles>1</meta:editing-cycles>
    <meta:document-statistic meta:table-count="0" meta:image-count="0" meta:object-count="0" meta:page-count="1" meta:paragraph-count="19" meta:word-count="166" meta:character-count="1019" meta:non-whitespace-character-count="868"/>
    <meta:generator>LibreOffice/4.4.2.2$Linux_X86_64 LibreOffice_project/40m0$Build-2</meta:generator>
  </office:meta>
</office:document-meta>
</file>